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3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4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4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5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0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6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3" style:family="paragraph">
      <style:paragraph-properties fo:line-height="115.00%" fo:text-align="justify" fo:margin-bottom="10.00p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5" style:family="paragraph">
      <style:paragraph-properties fo:line-height="115.00%" fo:text-align="justify" fo:margin-bottom="10.00p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7" style:family="paragraph">
      <style:paragraph-properties fo:line-height="115.00%" fo:text-align="justify" fo:margin-bottom="10.00pt"/>
    </style:style>
    <style:style style:name="P38" style:family="paragraph">
      <style:paragraph-properties fo:line-height="115.00%" fo:text-align="justify" fo:margin-bottom="10.00pt"/>
    </style:style>
    <style:style style:name="P39" style:family="paragraph">
      <style:paragraph-properties fo:line-height="115.00%" fo:text-align="justify" fo:margin-bottom="10.00pt"/>
    </style:style>
    <style:style style:name="P4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1" style:family="paragraph">
      <style:paragraph-properties fo:line-height="115.00%" fo:text-align="justify" fo:margin-bottom="10.00pt"/>
    </style:style>
    <style:style style:name="P4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3" style:family="paragraph">
      <style:paragraph-properties fo:line-height="115.00%" fo:text-align="justify" fo:margin-bottom="10.00pt"/>
    </style:style>
    <style:style style:name="P44" style:family="paragraph">
      <style:paragraph-properties fo:line-height="115.00%" fo:text-align="justify" fo:margin-bottom="10.00pt"/>
    </style:style>
    <style:style style:name="P45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6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800" style:family="table-column">
      <style:table-column-properties style:column-width="7.048611in"/>
    </style:style>
    <style:style style:name="Table08" style:family="table">
      <style:table-properties style:width="7.048611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900" style:family="table-column">
      <style:table-column-properties style:column-width="7.048611in"/>
    </style:style>
    <style:style style:name="Table09" style:family="table">
      <style:table-properties style:width="7.048611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1000" style:family="table-column">
      <style:table-column-properties style:column-width="7.048611in"/>
    </style:style>
    <style:style style:name="Table10" style:family="table">
      <style:table-properties style:width="7.048611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Sesión 1. Herramientas de administración básicas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9">David Gil Bautista</text:span><text:span text:style-name="T10"/></text:p>
          </table:table-cell>
        </table:table-row>
      </table:table>
      <text:p text:style-name="P11"><text:span text:style-name="T10"/></text:p>
      <text:p text:style-name="P11"><text:span text:style-name="T11">a) Cuestionario de actitud frente al trabajo.</text:span></text:p>
      <text:p text:style-name="P11"><text:span text:style-name="T12">El tiempo que he decicado a la preparación de la sesión antes de asistir al laboratorio ha sido de …... minutos.</text:span></text:p>
      <text:p text:style-name="P11"><text:span text:style-name="T12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3"/></text:p>
            <text:p text:style-name="P13"><text:span text:style-name="T13"/></text:p>
            <text:p text:style-name="P13"><text:span text:style-name="T13"/></text:p>
            <text:p text:style-name="P13"><text:span text:style-name="T13"/></text:p>
          </table:table-cell>
        </table:table-row>
      </table:table>
      <text:p text:style-name="P15"><text:span text:style-name="T13"/></text:p>
      <text:p text:style-name="P15"><text:span text:style-name="T14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</table:table-cell>
        </table:table-row>
      </table:table>
      <text:p text:style-name="P19"><text:span text:style-name="T15"/></text:p>
      <text:p text:style-name="P19"><text:span text:style-name="T16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7"/></text:p>
            <text:p text:style-name="P21"><text:span text:style-name="T17"/></text:p>
            <text:p text:style-name="P21"><text:span text:style-name="T17"/></text:p>
            <text:p text:style-name="P21"><text:span text:style-name="T17"/></text:p>
          </table:table-cell>
        </table:table-row>
      </table:table>
      <text:p text:style-name="P23"><text:span text:style-name="T17"/></text:p>
      <text:p text:style-name="P23"><text:span text:style-name="T18">b) Cuestionario de conocimientos adquiridos.</text:span></text:p>
      <text:p text:style-name="P23"><text:span text:style-name="T19">Mi solución a la<text:s/></text:span><text:span text:style-name="T20">actividad 1.1</text:span><text:span text:style-name="T21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3">#!/bin/bash</text:span></text:p>
            <text:p text:style-name="P25"><text:span text:style-name="T24"/></text:p>
            <text:p text:style-name="P25"><text:span text:style-name="T25">cp ~/Dropbox/UGR/2º\ Grado/1er\ Cuatrimestre/SSOO/2ANIO/Practicas/Fedora14-x86-root_fs /tmp</text:span></text:p>
            <text:p text:style-name="P25"><text:span text:style-name="T26"/></text:p>
            <text:p text:style-name="P25"><text:span text:style-name="T27">cp ~/Dropbox/UGR/2º\ Grado/1er\ Cuatrimestre/SSOO/2ANIO/Practicas/kernel32-3.0.4 /tmp</text:span></text:p>
            <text:p text:style-name="P25"><text:span text:style-name="T28"/></text:p>
            <text:p text:style-name="P25"><text:span text:style-name="T29">cd ~</text:span></text:p>
            <text:p text:style-name="P25"><text:span text:style-name="T29">cd /tmp</text:span></text:p>
            <text:p text:style-name="P25"><text:span text:style-name="T30"/></text:p>
            <text:p text:style-name="P25"><text:span text:style-name="T31">chmod +x /tmp/kernel32-3.0.4</text:span></text:p>
            <text:p text:style-name="P25"><text:span text:style-name="T32"/></text:p>
            <text:p text:style-name="P25"><text:span text:style-name="T33">./kernel32-3.0.4 ubda=./Fedora14-x86-root_fs mem=1024m </text:span></text:p>
            <text:p text:style-name="P25"><text:span text:style-name="T34"/></text:p>
            <text:p text:style-name="P25"><text:span text:style-name="T35">exit</text:span></text:p>
            <text:p text:style-name="P25"><text:span text:style-name="T36"/></text:p>
          </table:table-cell>
        </table:table-row>
      </table:table>
      <text:p text:style-name="P27"><text:span text:style-name="T36"/></text:p>
      <text:p text:style-name="P27"><text:span text:style-name="T37">Mi solución a la<text:s/></text:span><text:span text:style-name="T38">actividad 1.3</text:span><text:span text:style-name="T39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41">$ useradd paco</text:span></text:p>
            <text:p text:style-name="P29"><text:span text:style-name="T41">$ useradd pepe -p pacopepe -u 254</text:span></text:p>
            <text:p text:style-name="P29"><text:span text:style-name="T42"/></text:p>
            <text:p text:style-name="P29"><text:span text:style-name="T43">$ cat /etc/passwd</text:span></text:p>
            <text:p text:style-name="P29"><text:span text:style-name="T43">paco:x:500:500::/home/paco:/bin/bash</text:span></text:p>
            <text:p text:style-name="P29"><text:span text:style-name="T43">pepe:x:254:501::/home/pepe:/bin/bash</text:span></text:p>
            <text:p text:style-name="P29"><text:span text:style-name="T44"/></text:p>
            <text:p text:style-name="P29"><text:span text:style-name="T44"/></text:p>
            <text:p text:style-name="P29"><text:span text:style-name="T44"/></text:p>
            <text:p text:style-name="P29"><text:span text:style-name="T45">$ cat /etc/shadow</text:span></text:p>
            <text:p text:style-name="P29"><text:span text:style-name="T45">paco:!!:17074:0:99999:7:::</text:span></text:p>
            <text:p text:style-name="P29"><text:span text:style-name="T45">pepe:pacopepe:17074:0:99999:7:::</text:span></text:p>
            <text:p text:style-name="P29"><text:span text:style-name="T46"/></text:p>
          </table:table-cell>
        </table:table-row>
      </table:table>
      <text:p text:style-name="P31"><text:span text:style-name="T46"/></text:p>
      <text:p text:style-name="P31"><text:span text:style-name="T47">Mi solución a la<text:s/></text:span><text:span text:style-name="T48">actividad 1.6</text:span><text:span text:style-name="T49"><text:s/>ha sido:</text:span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33"><text:span text:style-name="T50">groupadd grupo1</text:span></text:p>
            <text:p text:style-name="P33"><text:span text:style-name="T50">gpasswd -a paco grupo1</text:span></text:p>
            <text:p text:style-name="P33"><text:span text:style-name="T50"/></text:p>
            <text:p text:style-name="P33"><text:span text:style-name="T50">groupadd grupo2</text:span></text:p>
            <text:p text:style-name="P33"><text:span text:style-name="T50">gpasswd -a pepe grupo2</text:span></text:p>
            <text:p text:style-name="P33"><text:span text:style-name="T51">uid=0(root) gid=0(root) grupos=0(root)</text:span><text:span text:style-name="T52"/></text:p>
          </table:table-cell>
        </table:table-row>
      </table:table>
      <text:p text:style-name="P35"><text:span text:style-name="T52"/></text:p>
      <text:p text:style-name="P35"><text:span text:style-name="T53">Mi solución a la<text:s/></text:span><text:span text:style-name="T54">actividad 1.8</text:span><text:span text:style-name="T55"><text:s/>ha sido:</text:span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37"><text:span text:style-name="T56">var/tmp</text:span></text:p>
            <text:p text:style-name="P38"><text:span text:style-name="T57">Ya que los archivos sólo se modificarán al cambiar de usuario a modo root y en la subcarpeta tmp</text:span></text:p>
            <text:p text:style-name="P39"><text:span text:style-name="T57">porque son temporales</text:span><text:span text:style-name="T58">.</text:span></text:p>
          </table:table-cell>
        </table:table-row>
      </table:table>
      <text:p text:style-name="P41"><text:span text:style-name="T58"/></text:p>
      <text:p text:style-name="P41"><text:span text:style-name="T59">Mi solución a la<text:s/></text:span><text:span text:style-name="T60">actividad 1.10</text:span><text:span text:style-name="T61"><text:s/>ha sido:</text:span></text:p>
      <table:table table:style-name="Table10">
        <table:table-column table:style-name="TableColumn1000"/>
        <table:table-row table:style-name="TableRow1000">
          <table:table-cell table:style-name="TableCell100000">
            <text:p text:style-name="P43"><text:span text:style-name="T63">root@david-Aspire-E5-521:/etc# cat fstab</text:span></text:p>
            <text:p text:style-name="P43"><text:span text:style-name="T63"># /etc/fstab: static file system information.</text:span></text:p>
            <text:p text:style-name="P43"><text:span text:style-name="T63">#</text:span></text:p>
            <text:p text:style-name="P43"><text:span text:style-name="T63"># Use 'blkid'to print the universally unique identifier for a</text:span></text:p>
            <text:p text:style-name="P43"><text:span text:style-name="T63"># device; this may be used with UUID= as a more robust way to name devices</text:span></text:p>
            <text:p text:style-name="P43"><text:span text:style-name="T63"># that works even if disks are added and removed. See fstab(5).</text:span></text:p>
            <text:p text:style-name="P43"><text:span text:style-name="T63">#</text:span></text:p>
            <text:p text:style-name="P43"><text:span text:style-name="T63"># &lt;file system&gt;&lt;mount point&gt;<text:s text:c="2"/>&lt;type&gt; &lt;options&gt;<text:s text:c="6"/>&lt;dump&gt; &lt;pass&gt;</text:span></text:p>
            <text:p text:style-name="P43"><text:span text:style-name="T63"># / was on /dev/sda1 during installation</text:span></text:p>
            <text:p text:style-name="P43"><text:span text:style-name="T63">UUID=3512df39-34e5-484c-8cab-71fef8188541 /<text:s text:c="15"/>ext4<text:s text:c="4"/>errors=remount-ro 0<text:s text:c="7"/>1</text:span></text:p>
            <text:p text:style-name="P43"><text:span text:style-name="T63"># swap was on /dev/sda5 during installation</text:span></text:p>
            <text:p text:style-name="P44"><text:span text:style-name="T63">UUID=ae0148c4-365a-46b2-8bbc-78ed2e30a5f2 none<text:s text:c="12"/>swap<text:s text:c="4"/>sw<text:s text:c="14"/>0<text:s text:c="7"/>0</text:span><text:span text:style-name="T64"/></text:p>
          </table:table-cell>
        </table:table-row>
      </table:table>
      <text:p text:style-name="P46"><text:span text:style-name="T6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